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e projet que j'ai réalisé durant mon stage consistait en la création d'une application de gestion de devis et de factures pour une entreprise. Le but principal de ce projet était d'automatiser la génération, le suivi et l'archivage des documents financiers, tout en permettant une gestion efficace des clients. L'application intègre des fonctionnalités telles que la création de factures et devis, l'archivage de ces documents, ainsi que l'envoi automatique de rappels de paiement par email.</text:p>
      <text:p text:style-name="Text_20_body">Une partie essentielle du projet impliquait l'utilisation de l'API Hive pour la gestion des tickets. Lorsqu'une demande de devis ou de facture est validée, un ticket est automatiquement créé dans Hive. Ensuite, la facture ou le devis est généré dans l'application et envoyé au client par email. Ce processus simplifie la gestion des transactions financières et améliore l'efficacité globale. Le projet comprend aussi des fonctionnalités d'archivage pour garantir la traçabilité des modifications des document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30T15:49:10.233000000</meta:creation-date>
    <dc:date>2024-09-30T15:49:29.310000000</dc:date>
    <meta:editing-duration>PT19S</meta:editing-duration>
    <meta:editing-cycles>1</meta:editing-cycles>
    <meta:generator>LibreOffice/7.5.1.2$Windows_X86_64 LibreOffice_project/fcbaee479e84c6cd81291587d2ee68cba099e129</meta:generator>
    <meta:document-statistic meta:table-count="0" meta:image-count="0" meta:object-count="0" meta:page-count="1" meta:paragraph-count="2" meta:word-count="149" meta:character-count="1002" meta:non-whitespace-character-count="855"/>
  </office:meta>
</office:document-meta>
</file>